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style:font-name="Courier 10 Pitch" fo:font-size="8pt" fo:font-weight="bold" officeooo:rsid="001cf192" style:font-size-asian="8pt" style:font-weight-asian="bold" style:font-size-complex="8pt" style:font-weight-complex="bold"/>
    </style:style>
    <style:style style:name="P2" style:family="paragraph" style:parent-style-name="Header">
      <style:text-properties style:font-name="Courier 10 Pitch" fo:font-size="8pt" fo:font-weight="bold" officeooo:rsid="001cf192" officeooo:paragraph-rsid="006dbe68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" fo:font-size="8pt" fo:font-weight="bold" officeooo:rsid="001cf192" officeooo:paragraph-rsid="0070244e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" fo:font-size="8pt" fo:font-weight="bold" officeooo:rsid="007982f1" officeooo:paragraph-rsid="007982f1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Courier 10 Pitch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7" style:family="paragraph" style:parent-style-name="Header">
      <style:text-properties style:font-name="Courier 10 Pitch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8" style:family="paragraph" style:parent-style-name="Header">
      <style:text-properties officeooo:paragraph-rsid="00797de0"/>
    </style:style>
    <style:style style:name="P9" style:family="paragraph" style:parent-style-name="Header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0" style:family="paragraph" style:parent-style-name="Head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11" style:family="paragraph" style:parent-style-name="Header">
      <style:paragraph-properties fo:text-align="end" style:justify-single-word="false" fo:background-color="transparent" style:shadow="none">
        <style:tab-stops/>
        <style:background-image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mode, labels in get_line_label(objects, data)"&gt;</text:placeholder></text:p>
      <text:p text:style-name="P3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6"><text:placeholder text:placeholder-type="text">&lt;if test="labels[0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0]"&gt;</text:placeholder></text:p>
            <text:p text:style-name="P8"><draw:frame draw:style-name="fr1" draw:name="image:   barcode(labels[0].barcode, 'ean13'    )" text:anchor-type="as-char" svg:width="3.055cm" style:rel-width="100%" svg:height="2.383cm" style:rel-height="70%" draw:z-index="1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1.A1" office:value-type="string">
            <text:p text:style-name="P6"><text:placeholder text:placeholder-type="text">&lt;if test="labels[1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1]"&gt;</text:placeholder></text:p>
            <text:p text:style-name="P8"><draw:frame draw:style-name="fr1" draw:name="image:   barcode(labels[0].barcode, 'ean13')" text:anchor-type="as-char" svg:width="3.307cm" style:rel-width="100%" svg:height="2.383cm" style:rel-height="70%" draw:z-index="2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1.A1" office:value-type="string">
            <text:p text:style-name="P6"><text:placeholder text:placeholder-type="text">&lt;if test="labels[2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1.F1" office:value-type="string">
            <text:p text:style-name="P4"><text:placeholder text:placeholder-type="text">&lt;if test="labels[2]"&gt;</text:placeholder></text:p>
            <text:p text:style-name="P8"><draw:frame draw:style-name="fr1" draw:name="image: barcode(labels[0].barcode, 'ean13'  )" text:anchor-type="as-char" svg:width="3.057cm" style:rel-width="100%" svg:height="2.383cm" style:rel-height="70%" draw:z-index="0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6"><text:placeholder text:placeholder-type="text">&lt;if test="labels[0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0]"&gt;</text:placeholder></text:p>
            <text:p text:style-name="P8"><draw:frame draw:style-name="fr1" draw:name="image: barcode(labels[0].barcode, 'ean13'     )" text:anchor-type="as-char" svg:width="3.055cm" style:rel-width="100%" svg:height="1.829cm" style:rel-height="63%" draw:z-index="4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2.A1" office:value-type="string">
            <text:p text:style-name="P6"><text:placeholder text:placeholder-type="text">&lt;if test="labels[1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1]"&gt;</text:placeholder></text:p>
            <text:p text:style-name="P8"><draw:frame draw:style-name="fr1" draw:name="image: barcode(labels[0].barcode,  'ean13')" text:anchor-type="as-char" svg:width="3.307cm" style:rel-width="100%" svg:height="1.829cm" style:rel-height="63%" draw:z-index="5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2.A1" office:value-type="string">
            <text:p text:style-name="P6"><text:placeholder text:placeholder-type="text">&lt;if test="labels[2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2.F1" office:value-type="string">
            <text:p text:style-name="P4"><text:placeholder text:placeholder-type="text">&lt;if test="labels[2]"&gt;</text:placeholder></text:p>
            <text:p text:style-name="P8"><draw:frame draw:style-name="fr1" draw:name="image:  barcode(labels[0].barcode, 'ean13')" text:anchor-type="as-char" svg:width="3.057cm" style:rel-width="100%" svg:height="1.829cm" style:rel-height="63%" draw:z-index="3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1T23:13:07.994435468</dc:date>
    <meta:editing-duration>PT8H15M47S</meta:editing-duration>
    <meta:editing-cycles>115</meta:editing-cycles>
    <dc:creator>thebrush </dc:creator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